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" style:parent-style-name="DefaultParagraphFont" style:family="text">
      <style:text-properties style:font-name="Monospace" fo:color="#000000" fo:font-size="10pt" style:font-size-asian="10pt"/>
    </style:style>
    <style:style style:name="T4" style:parent-style-name="DefaultParagraphFont" style:family="text">
      <style:text-properties style:font-name="Monospace" fo:color="#000000" fo:font-size="10pt" style:font-size-asian="10pt"/>
    </style:style>
    <style:style style:name="T5" style:parent-style-name="DefaultParagraphFont" style:family="text">
      <style:text-properties style:font-name="Monospace" fo:color="#000000" fo:font-size="10pt" style:font-size-asian="10pt"/>
    </style:style>
    <style:style style:name="P6" style:parent-style-name="Standard" style:family="paragraph">
      <style:text-properties style:font-name="Monospace" fo:font-size="10pt" style:font-size-asian="10pt"/>
    </style:style>
    <style:style style:name="T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" style:parent-style-name="DefaultParagraphFont" style:family="text">
      <style:text-properties style:font-name="Monospace" fo:color="#000000" fo:font-size="10pt" style:font-size-asian="10pt"/>
    </style:style>
    <style:style style:name="T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T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T23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P25" style:parent-style-name="Standard" style:family="paragraph">
      <style:text-properties style:font-name="Monospace" fo:font-size="10pt" style:font-size-asian="10pt"/>
    </style:style>
    <style:style style:name="P26" style:parent-style-name="Standard" style:family="paragraph">
      <style:text-properties style:font-name="Monospace" fo:font-size="10pt" style:font-size-asian="10pt"/>
    </style:style>
    <style:style style:name="P27" style:parent-style-name="Standard" style:family="paragraph">
      <style:text-properties style:font-name="Monospace" fo:font-size="10pt" style:font-size-asian="10pt"/>
    </style:style>
    <style:style style:name="T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" style:parent-style-name="DefaultParagraphFont" style:family="text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 fo:background-color="#D4D4D4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P34" style:parent-style-name="Standard" style:family="paragraph">
      <style:text-properties style:font-name="Monospace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color="#3F7F5F" fo:font-size="10pt" style:font-size-asian="10pt"/>
    </style:style>
    <style:style style:name="T37" style:parent-style-name="DefaultParagraphFont" style:family="text">
      <style:text-properties style:font-name="Monospace" fo:color="#3F7F5F" fo:font-size="10pt" style:font-size-asian="10pt"/>
    </style:style>
    <style:style style:name="T38" style:parent-style-name="DefaultParagraphFont" style:family="text">
      <style:text-properties style:font-name="Monospace" fo:color="#3F7F5F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" style:parent-style-name="DefaultParagraphFont" style:family="text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9" style:parent-style-name="DefaultParagraphFont" style:family="text">
      <style:text-properties style:font-name="Monospace" fo:color="#00000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" style:parent-style-name="DefaultParagraphFont" style:family="text">
      <style:text-properties style:font-name="Monospace" fo:color="#000000" fo:font-size="10pt" style:font-size-asian="10pt"/>
    </style:style>
    <style:style style:name="T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C0" fo:font-size="10pt" style:font-size-asian="10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Monospace" fo:color="#000000" fo:font-size="10pt" style:font-size-asian="10pt"/>
    </style:style>
    <style:style style:name="T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P68" style:parent-style-name="Standard" style:family="paragraph">
      <style:text-properties style:font-name="Monospace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3" style:parent-style-name="DefaultParagraphFont" style:family="text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color="#6A3E3E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6A3E3E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6A3E3E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T80" style:parent-style-name="DefaultParagraphFont" style:family="text">
      <style:text-properties style:font-name="Monospace" fo:color="#6A3E3E" fo:font-size="10pt" style:font-size-asian="10pt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000000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6A3E3E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6A3E3E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color="#6A3E3E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6A3E3E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2A00FF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color="#3F7F5F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color="#6A3E3E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2A00FF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3F7F5F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6A3E3E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2A00FF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P122" style:parent-style-name="Standard" style:family="paragraph">
      <style:text-properties style:font-name="Monospace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3F7F5F" fo:font-size="10pt" style:font-size-asian="10pt"/>
    </style:style>
    <style:style style:name="T125" style:parent-style-name="DefaultParagraphFont" style:family="text">
      <style:text-properties style:font-name="Monospace" fo:color="#3F7F5F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T1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T1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T13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4" style:parent-style-name="DefaultParagraphFont" style:family="text">
      <style:text-properties style:font-name="Monospace" fo:color="#000000" fo:font-size="10pt" style:font-size-asian="10pt"/>
    </style:style>
    <style:style style:name="T1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color="#000000" fo:font-size="10pt" style:font-size-asian="10pt"/>
    </style:style>
    <style:style style:name="T1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1" style:parent-style-name="DefaultParagraphFont" style:family="text">
      <style:text-properties style:font-name="Monospace" fo:color="#000000" fo:font-size="10pt" style:font-size-asian="10pt"/>
    </style:style>
    <style:style style:name="T142" style:parent-style-name="DefaultParagraphFont" style:family="text">
      <style:text-properties style:font-name="Monospace" fo:color="#6A3E3E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color="#6A3E3E" fo:font-size="10pt" style:font-size-asian="10pt"/>
    </style:style>
    <style:style style:name="T145" style:parent-style-name="DefaultParagraphFont" style:family="text">
      <style:text-properties style:font-name="Monospace" fo:color="#000000" fo:font-size="10pt" style:font-size-asian="10pt"/>
    </style:style>
    <style:style style:name="T146" style:parent-style-name="DefaultParagraphFont" style:family="text">
      <style:text-properties style:font-name="Monospace" fo:color="#6A3E3E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color="#6A3E3E" fo:font-size="10pt" style:font-size-asian="10pt"/>
    </style:style>
    <style:style style:name="T149" style:parent-style-name="DefaultParagraphFont" style:family="text">
      <style:text-properties style:font-name="Monospace" fo:color="#000000" fo:font-size="10pt" style:font-size-asian="10pt"/>
    </style:style>
    <style:style style:name="T1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color="#000000" fo:font-size="10pt" style:font-size-asian="10pt"/>
    </style:style>
    <style:style style:name="T1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color="#6A3E3E" fo:font-size="10pt" style:font-size-asian="10pt"/>
    </style:style>
    <style:style style:name="T158" style:parent-style-name="DefaultParagraphFont" style:family="text">
      <style:text-properties style:font-name="Monospace" fo:color="#6A3E3E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color="#000000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color="#6A3E3E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color="#000000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T171" style:parent-style-name="DefaultParagraphFont" style:family="text">
      <style:text-properties style:font-name="Monospace" fo:color="#6A3E3E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color="#6A3E3E" fo:font-size="10pt" style:font-size-asian="10pt"/>
    </style:style>
    <style:style style:name="T174" style:parent-style-name="DefaultParagraphFont" style:family="text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color="#000000" fo:font-size="10pt" style:font-size-asian="10pt"/>
    </style:style>
    <style:style style:name="T177" style:parent-style-name="DefaultParagraphFont" style:family="text">
      <style:text-properties style:font-name="Monospace" fo:color="#000000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6A3E3E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6A3E3E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6A3E3E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3F7F5F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1" style:parent-style-name="DefaultParagraphFont" style:family="text">
      <style:text-properties style:font-name="Monospace" fo:color="#000000" fo:font-size="10pt" style:font-size-asian="10pt"/>
    </style:style>
    <style:style style:name="T2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T206" style:parent-style-name="DefaultParagraphFont" style:family="text">
      <style:text-properties style:font-name="Monospace" fo:color="#6A3E3E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T2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9" style:parent-style-name="DefaultParagraphFont" style:family="text">
      <style:text-properties style:font-name="Monospace" fo:color="#000000" fo:font-size="10pt" style:font-size-asian="10pt"/>
    </style:style>
    <style:style style:name="T210" style:parent-style-name="DefaultParagraphFont" style:family="text">
      <style:text-properties style:font-name="Monospace" fo:color="#000000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color="#6A3E3E" fo:font-size="10pt" style:font-size-asian="10pt"/>
    </style:style>
    <style:style style:name="T213" style:parent-style-name="DefaultParagraphFont" style:family="text">
      <style:text-properties style:font-name="Monospace" fo:color="#000000" fo:font-size="10pt" style:font-size-asian="10pt"/>
    </style:style>
    <style:style style:name="T2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5" style:parent-style-name="DefaultParagraphFont" style:family="text">
      <style:text-properties style:font-name="Monospace" fo:color="#000000" fo:font-size="10pt" style:font-size-asian="10pt"/>
    </style:style>
    <style:style style:name="T216" style:parent-style-name="DefaultParagraphFont" style:family="text">
      <style:text-properties style:font-name="Monospace" fo:color="#000000" fo:font-size="10pt" style:font-size-asian="10pt" fo:background-color="#D4D4D4"/>
    </style:style>
    <style:style style:name="T217" style:parent-style-name="DefaultParagraphFont" style:family="text">
      <style:text-properties style:font-name="Monospace" fo:color="#000000" fo:font-size="10pt" style:font-size-asian="10pt"/>
    </style:style>
    <style:style style:name="T2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9" style:parent-style-name="DefaultParagraphFont" style:family="text">
      <style:text-properties style:font-name="Monospace" fo:color="#000000" fo:font-size="10pt" style:font-size-asian="10pt"/>
    </style:style>
    <style:style style:name="T220" style:parent-style-name="DefaultParagraphFont" style:family="text">
      <style:text-properties style:font-name="Monospace" fo:color="#000000" fo:font-size="10pt" style:font-size-asian="10pt"/>
    </style:style>
    <style:style style:name="T221" style:parent-style-name="DefaultParagraphFont" style:family="text">
      <style:text-properties style:font-name="Monospace" fo:color="#000000" fo:font-size="10pt" style:font-size-asian="10pt"/>
    </style:style>
    <style:style style:name="T222" style:parent-style-name="DefaultParagraphFont" style:family="text">
      <style:text-properties style:font-name="Monospace" fo:color="#6A3E3E" fo:font-size="10pt" style:font-size-asian="10pt"/>
    </style:style>
    <style:style style:name="T223" style:parent-style-name="DefaultParagraphFont" style:family="text">
      <style:text-properties style:font-name="Monospace" fo:color="#000000" fo:font-size="10pt" style:font-size-asian="10pt"/>
    </style:style>
    <style:style style:name="T224" style:parent-style-name="DefaultParagraphFont" style:family="text">
      <style:text-properties style:font-name="Monospace" fo:color="#2A00FF" fo:font-size="10pt" style:font-size-asian="10pt"/>
    </style:style>
    <style:style style:name="T225" style:parent-style-name="DefaultParagraphFont" style:family="text">
      <style:text-properties style:font-name="Monospace" fo:color="#000000" fo:font-size="10pt" style:font-size-asian="10pt"/>
    </style:style>
    <style:style style:name="T226" style:parent-style-name="DefaultParagraphFont" style:family="text">
      <style:text-properties style:font-name="Monospace" fo:color="#000000" fo:font-size="10pt" style:font-size-asian="10pt"/>
    </style:style>
    <style:style style:name="T227" style:parent-style-name="DefaultParagraphFont" style:family="text">
      <style:text-properties style:font-name="Monospace" fo:color="#000000" fo:font-size="10pt" style:font-size-asian="10pt"/>
    </style:style>
    <style:style style:name="T228" style:parent-style-name="DefaultParagraphFont" style:family="text">
      <style:text-properties style:font-name="Monospace" fo:color="#6A3E3E" fo:font-size="10pt" style:font-size-asian="10pt"/>
    </style:style>
    <style:style style:name="T229" style:parent-style-name="DefaultParagraphFont" style:family="text">
      <style:text-properties style:font-name="Monospace" fo:color="#000000" fo:font-size="10pt" style:font-size-asian="10pt"/>
    </style:style>
    <style:style style:name="T2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1" style:parent-style-name="DefaultParagraphFont" style:family="text">
      <style:text-properties style:font-name="Monospace" fo:color="#000000" fo:font-size="10pt" style:font-size-asian="10pt"/>
    </style:style>
    <style:style style:name="T232" style:parent-style-name="DefaultParagraphFont" style:family="text">
      <style:text-properties style:font-name="Monospace" fo:color="#000000" fo:font-size="10pt" style:font-size-asian="10pt"/>
    </style:style>
    <style:style style:name="T233" style:parent-style-name="DefaultParagraphFont" style:family="text">
      <style:text-properties style:font-name="Monospace" fo:color="#000000" fo:font-size="10pt" style:font-size-asian="10pt"/>
    </style:style>
    <style:style style:name="T234" style:parent-style-name="DefaultParagraphFont" style:family="text">
      <style:text-properties style:font-name="Monospace" fo:color="#6A3E3E" fo:font-size="10pt" style:font-size-asian="10pt"/>
    </style:style>
    <style:style style:name="T235" style:parent-style-name="DefaultParagraphFont" style:family="text">
      <style:text-properties style:font-name="Monospace" fo:color="#000000" fo:font-size="10pt" style:font-size-asian="10pt"/>
    </style:style>
    <style:style style:name="T2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7" style:parent-style-name="DefaultParagraphFont" style:family="text">
      <style:text-properties style:font-name="Monospace" fo:color="#000000" fo:font-size="10pt" style:font-size-asian="10pt"/>
    </style:style>
    <style:style style:name="T238" style:parent-style-name="DefaultParagraphFont" style:family="text">
      <style:text-properties style:font-name="Monospace" fo:color="#000000" fo:font-size="10pt" style:font-size-asian="10pt"/>
    </style:style>
    <style:style style:name="T239" style:parent-style-name="DefaultParagraphFont" style:family="text">
      <style:text-properties style:font-name="Monospace" fo:color="#000000" fo:font-size="10pt" style:font-size-asian="10pt"/>
    </style:style>
    <style:style style:name="T240" style:parent-style-name="DefaultParagraphFont" style:family="text">
      <style:text-properties style:font-name="Monospace" fo:color="#6A3E3E" fo:font-size="10pt" style:font-size-asian="10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T2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T244" style:parent-style-name="DefaultParagraphFont" style:family="text">
      <style:text-properties style:font-name="Monospace" fo:color="#000000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color="#6A3E3E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9" style:parent-style-name="DefaultParagraphFont" style:family="text">
      <style:text-properties style:font-name="Monospace" fo:color="#000000" fo:font-size="10pt" style:font-size-asian="10pt"/>
    </style:style>
    <style:style style:name="T250" style:parent-style-name="DefaultParagraphFont" style:family="text">
      <style:text-properties style:font-name="Monospace" fo:color="#000000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6A3E3E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6A3E3E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T263" style:parent-style-name="DefaultParagraphFont" style:family="text">
      <style:text-properties style:font-name="Monospace" fo:color="#000000" fo:font-size="10pt" style:font-size-asian="10pt"/>
    </style:style>
    <style:style style:name="T264" style:parent-style-name="DefaultParagraphFont" style:family="text">
      <style:text-properties style:font-name="Monospace" fo:color="#6A3E3E" fo:font-size="10pt" style:font-size-asian="10pt"/>
    </style:style>
    <style:style style:name="T265" style:parent-style-name="DefaultParagraphFont" style:family="text">
      <style:text-properties style:font-name="Monospace" fo:color="#000000" fo:font-size="10pt" style:font-size-asian="10pt"/>
    </style:style>
    <style:style style:name="T2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color="#000000" fo:font-size="10pt" style:font-size-asian="10pt"/>
    </style:style>
    <style:style style:name="T27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71" style:parent-style-name="DefaultParagraphFont" style:family="text">
      <style:text-properties style:font-name="Monospace" fo:color="#000000" fo:font-size="10pt" style:font-size-asian="10pt"/>
    </style:style>
    <style:style style:name="T272" style:parent-style-name="DefaultParagraphFont" style:family="text">
      <style:text-properties style:font-name="Monospace" fo:color="#6A3E3E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T2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6A3E3E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81" style:parent-style-name="DefaultParagraphFont" style:family="text">
      <style:text-properties style:font-name="Monospace" fo:color="#000000" fo:font-size="10pt" style:font-size-asian="10pt"/>
    </style:style>
    <style:style style:name="T282" style:parent-style-name="DefaultParagraphFont" style:family="text">
      <style:text-properties style:font-name="Monospace" fo:color="#6A3E3E" fo:font-size="10pt" style:font-size-asian="10pt"/>
    </style:style>
    <style:style style:name="T283" style:parent-style-name="DefaultParagraphFont" style:family="text">
      <style:text-properties style:font-name="Monospace" fo:color="#000000" fo:font-size="10pt" style:font-size-asian="10pt"/>
    </style:style>
    <style:style style:name="T2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5" style:parent-style-name="DefaultParagraphFont" style:family="text">
      <style:text-properties style:font-name="Monospace" fo:color="#000000" fo:font-size="10pt" style:font-size-asian="10pt"/>
    </style:style>
    <style:style style:name="T286" style:parent-style-name="DefaultParagraphFont" style:family="text">
      <style:text-properties style:font-name="Monospace" fo:color="#6A3E3E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color="#000000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font-style="italic" style:font-style-asian="italic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color="#6A3E3E" fo:font-size="10pt" style:font-size-asian="10pt"/>
    </style:style>
    <style:style style:name="T293" style:parent-style-name="DefaultParagraphFont" style:family="text">
      <style:text-properties style:font-name="Monospace" fo:color="#000000" fo:font-size="10pt" style:font-size-asian="10pt"/>
    </style:style>
    <style:style style:name="T294" style:parent-style-name="DefaultParagraphFont" style:family="text">
      <style:text-properties style:font-name="Monospace" fo:color="#000000" fo:font-size="10pt" style:font-size-asian="10pt"/>
    </style:style>
    <style:style style:name="T295" style:parent-style-name="DefaultParagraphFont" style:family="text">
      <style:text-properties style:font-name="Monospace" fo:color="#000000" fo:font-size="10pt" style:font-size-asian="10pt"/>
    </style:style>
  </office:automatic-styles>
  <office:body>
    <office:text text:use-soft-page-breaks="true">
      <text:p text:style-name="P1"><text:span text:style-name="T2">package</text:span><text:span text:style-name="T3"><text:s/></text:span><text:span text:style-name="T4">mohit</text:span><text:span text:style-name="T5">;</text:span></text:p>
      <text:p text:style-name="P6"/>
      <text:p text:style-name="Standard"><text:span text:style-name="T7">import</text:span><text:span text:style-name="T8"><text:s/>java.io.IOException;</text:span></text:p>
      <text:p text:style-name="Standard"><text:span text:style-name="T9">import</text:span><text:span text:style-name="T10"><text:s/>java.util.*;</text:span></text:p>
      <text:p text:style-name="Standard"><text:span text:style-name="T11">import</text:span><text:span text:style-name="T12"><text:s/>org.apache.hadoop.fs.Path;</text:span></text:p>
      <text:p text:style-name="Standard"><text:span text:style-name="T13">import</text:span><text:span text:style-name="T14"><text:s/></text:span><text:span text:style-name="T15">org.apache.hadoop.conf</text:span><text:span text:style-name="T16">.*;</text:span></text:p>
      <text:p text:style-name="Standard"><text:span text:style-name="T17">import</text:span><text:span text:style-name="T18"><text:s/>org.apache.hadoop.io.*;</text:span></text:p>
      <text:p text:style-name="Standard"><text:span text:style-name="T19">import</text:span><text:span text:style-name="T20"><text:s/>org.apache.hadoop.mapred.*;</text:span></text:p>
      <text:p text:style-name="Standard"><text:span text:style-name="T21">import</text:span><text:span text:style-name="T22"><text:s/></text:span><text:span text:style-name="T23">org.apache.hadoop.util</text:span><text:span text:style-name="T24">.*;</text:span></text:p>
      <text:p text:style-name="P25"/>
      <text:p text:style-name="P26"/>
      <text:p text:style-name="P27"/>
      <text:p text:style-name="Standard"><text:span text:style-name="T28">public</text:span><text:span text:style-name="T29"><text:s/></text:span><text:span text:style-name="T30">class</text:span><text:span text:style-name="T31"><text:s/></text:span><text:span text:style-name="T32">student</text:span><text:span text:style-name="T33"><text:s/>{</text:span></text:p>
      <text:p text:style-name="P34"/>
      <text:p text:style-name="Standard"><text:span text:style-name="T35"><text:tab/></text:span><text:span text:style-name="T36">//MAPP</text:span><text:span text:style-name="T37">ER CODE</text:span><text:span text:style-name="T38"><text:tab/></text:span></text:p>
      <text:p text:style-name="Standard"><text:span text:style-name="T39"><text:tab/></text:span><text:span text:style-name="T40">public</text:span><text:span text:style-name="T41"><text:s/></text:span><text:span text:style-name="T42">static</text:span><text:span text:style-name="T43"><text:s/></text:span><text:span text:style-name="T44">class</text:span><text:span text:style-name="T45"><text:s/>Map<text:s/></text:span><text:span text:style-name="T46">extends</text:span><text:span text:style-name="T47"><text:s/>MapReduceBase<text:s/></text:span><text:span text:style-name="T48">implements</text:span><text:span text:style-name="T49"><text:s/>Mapper&lt;LongWritable, Text, Text, IntWritable&gt; {</text:span></text:p>
      <text:p text:style-name="Standard"><text:span text:style-name="T50"><text:tab/></text:span><text:span text:style-name="T51">private</text:span><text:span text:style-name="T52"><text:s/></text:span><text:span text:style-name="T53">final</text:span><text:span text:style-name="T54"><text:s/></text:span><text:span text:style-name="T55">static</text:span><text:span text:style-name="T56"><text:s/>IntWritable<text:s/></text:span><text:span text:style-name="T57">one</text:span><text:span text:style-name="T58"><text:s/>=<text:s/></text:span><text:span text:style-name="T59">new</text:span><text:span text:style-name="T60"><text:s/>IntWritable(1);</text:span></text:p>
      <text:p text:style-name="Standard"><text:span text:style-name="T61"><text:tab/></text:span><text:span text:style-name="T62">private</text:span><text:span text:style-name="T63"><text:s/>Text<text:s/></text:span><text:span text:style-name="T64">word</text:span><text:span text:style-name="T65"><text:s/>=<text:s/></text:span><text:span text:style-name="T66">new</text:span><text:span text:style-name="T67"><text:s/>Text();</text:span></text:p>
      <text:p text:style-name="P68"/>
      <text:p text:style-name="Standard"><text:span text:style-name="T69"><text:tab/></text:span><text:span text:style-name="T70">public</text:span><text:span text:style-name="T71"><text:s/></text:span><text:span text:style-name="T72">void</text:span><text:span text:style-name="T73"><text:s/>map(LongWritable<text:s/></text:span><text:span text:style-name="T74">key</text:span><text:span text:style-name="T75">, Text<text:s/></text:span><text:span text:style-name="T76">value</text:span><text:span text:style-name="T77">, OutputCollector&lt;Text, IntWritable&gt;<text:s/></text:span><text:span text:style-name="T78">output</text:span><text:span text:style-name="T79">, Reporter<text:s/></text:span><text:span text:style-name="T80">reporter</text:span><text:span text:style-name="T81">)<text:s/></text:span><text:span text:style-name="T82">throws</text:span><text:span text:style-name="T83"><text:s/>IOException {</text:span></text:p>
      <text:p text:style-name="Standard"><text:span text:style-name="T84"><text:tab/></text:span><text:span text:style-name="T85"><text:tab/>String<text:s/></text:span><text:span text:style-name="T86">myvalue</text:span><text:span text:style-name="T87"><text:s/>=<text:s/></text:span><text:span text:style-name="T88">value</text:span><text:span text:style-name="T89">.toString();</text:span></text:p>
      <text:p text:style-name="Standard"><text:span text:style-name="T90"><text:tab/></text:span><text:span text:style-name="T91"><text:tab/>String[]<text:s/></text:span><text:span text:style-name="T92">studtokens</text:span><text:span text:style-name="T93"><text:s/>=<text:s/></text:span><text:span text:style-name="T94">myvalue</text:span><text:span text:style-name="T95">.split(</text:span><text:span text:style-name="T96">","</text:span><text:span text:style-name="T97">);<text:s/></text:span><text:span text:style-name="T98">//splitting CSV</text:span></text:p>
      <text:p text:style-name="Standard"><text:span text:style-name="T99"><text:tab/></text:span><text:span text:style-name="T100"><text:tab/></text:span></text:p>
      <text:p text:style-name="Standard"><text:span text:style-name="T101"><text:tab/></text:span><text:span text:style-name="T102"><text:tab/></text:span><text:span text:style-name="T103">if</text:span><text:span text:style-name="T104">(</text:span><text:span text:style-name="T105">studtokens</text:span><text:span text:style-name="T106">[5].equals(</text:span><text:span text:style-name="T107">"TRUE"</text:span><text:span text:style-name="T108">))<text:s/></text:span><text:span text:style-name="T109">//checking if student passed</text:span></text:p>
      <text:p text:style-name="Standard"><text:span text:style-name="T110"><text:s text:c="12"/></text:span><text:span text:style-name="T111">output</text:span><text:span text:style-name="T112">.collect(</text:span><text:span text:style-name="T113">new</text:span><text:span text:style-name="T114"><text:s/>Text(</text:span><text:span text:style-name="T115">" Student's passed in all subjects "</text:span><text:span text:style-name="T116">),<text:s/></text:span><text:span text:style-name="T117">one</text:span><text:span text:style-name="T118">);</text:span></text:p>
      <text:p text:style-name="Standard"><text:span text:style-name="T119"><text:tab/></text:span><text:span text:style-name="T120"><text:tab/>}</text:span></text:p>
      <text:p text:style-name="Standard"><text:span text:style-name="T121"><text:tab/>}</text:span></text:p>
      <text:p text:style-name="P122"/>
      <text:p text:style-name="Standard"><text:span text:style-name="T123"><text:tab/></text:span><text:span text:style-name="T124">//REDUCER CODE</text:span><text:span text:style-name="T125"><text:tab/></text:span></text:p>
      <text:p text:style-name="Standard"><text:span text:style-name="T126"><text:tab/></text:span><text:span text:style-name="T127">public</text:span><text:span text:style-name="T128"><text:s/></text:span><text:span text:style-name="T129">static</text:span><text:span text:style-name="T130"><text:s/></text:span><text:span text:style-name="T131">class</text:span><text:span text:style-name="T132"><text:s/>Reduce<text:s/></text:span><text:span text:style-name="T133">extends</text:span><text:span text:style-name="T134"><text:s/>MapReduceBase<text:s/></text:span><text:span text:style-name="T135">implements</text:span><text:span text:style-name="T136"><text:s/>Reducer&lt;Text, IntWritable, Text, IntWritable&gt; {</text:span></text:p>
      <text:p text:style-name="Standard"><text:span text:style-name="T137"><text:tab/></text:span><text:span text:style-name="T138">public</text:span><text:span text:style-name="T139"><text:s/></text:span><text:span text:style-name="T140">void</text:span><text:span text:style-name="T141"><text:s/>reduce(Text<text:s/></text:span><text:span text:style-name="T142">key</text:span><text:span text:style-name="T143">, Iterator&lt;IntWritable&gt;<text:s/></text:span><text:span text:style-name="T144">values</text:span><text:span text:style-name="T145">, OutputCollector&lt;Text, IntWritable&gt;<text:s/></text:span><text:span text:style-name="T146">output</text:span><text:span text:style-name="T147">, Reporter<text:s/></text:span><text:span text:style-name="T148">reporter</text:span><text:span text:style-name="T149">)<text:s/></text:span><text:span text:style-name="T150">throws</text:span><text:span text:style-name="T151"><text:s/>IOException {</text:span></text:p>
      <text:p text:style-name="Standard"><text:span text:style-name="T152"><text:tab/></text:span><text:span text:style-name="T153"><text:tab/></text:span><text:span text:style-name="T154"><text:tab/></text:span><text:span text:style-name="T155">int</text:span><text:span text:style-name="T156"><text:s/></text:span><text:span text:style-name="T157">stu</text:span><text:span text:style-name="T158">dcount</text:span><text:span text:style-name="T159"><text:s/>= 0;</text:span></text:p>
      <text:p text:style-name="Standard"><text:span text:style-name="T160"><text:tab/></text:span><text:span text:style-name="T161"><text:tab/></text:span><text:span text:style-name="T162"><text:tab/></text:span><text:span text:style-name="T163">while</text:span><text:span text:style-name="T164">(</text:span><text:span text:style-name="T165">values</text:span><text:span text:style-name="T166">.hasNext()) {</text:span></text:p>
      <text:p text:style-name="Standard"><text:span text:style-name="T167"><text:tab/></text:span><text:span text:style-name="T168"><text:tab/></text:span><text:span text:style-name="T169"><text:tab/></text:span><text:span text:style-name="T170"><text:tab/></text:span><text:span text:style-name="T171">studcount</text:span><text:span text:style-name="T172"><text:s/>+=<text:s/></text:span><text:span text:style-name="T173">values</text:span><text:span text:style-name="T174">.next().get();</text:span></text:p>
      <text:p text:style-name="Standard"><text:span text:style-name="T175"><text:tab/></text:span><text:span text:style-name="T176"><text:tab/></text:span><text:span text:style-name="T177"><text:tab/>}</text:span></text:p>
      <text:p text:style-name="Standard"><text:span text:style-name="T178"><text:tab/></text:span><text:span text:style-name="T179"><text:tab/></text:span><text:span text:style-name="T180"><text:tab/></text:span></text:p>
      <text:p text:style-name="Standard"><text:span text:style-name="T181"><text:tab/></text:span><text:span text:style-name="T182"><text:tab/></text:span><text:span text:style-name="T183"><text:tab/></text:span><text:span text:style-name="T184">output</text:span><text:span text:style-name="T185">.collect(</text:span><text:span text:style-name="T186">key</text:span><text:span text:style-name="T187">,<text:s/></text:span><text:span text:style-name="T188">new</text:span><text:span text:style-name="T189"><text:s/>IntWritable(</text:span><text:span text:style-name="T190">studcount</text:span><text:span text:style-name="T191">));</text:span></text:p>
      <text:p text:style-name="Standard"><text:span text:style-name="T192"><text:tab/></text:span><text:span text:style-name="T193"><text:tab/>}</text:span></text:p>
      <text:p text:style-name="Standard"><text:span text:style-name="T194"><text:tab/>}</text:span></text:p>
      <text:p text:style-name="Standard"><text:span text:style-name="T195"><text:tab/></text:span><text:span text:style-name="T196"><text:tab/></text:span></text:p>
      <text:p text:style-name="Standard"><text:span text:style-name="T197"><text:tab/></text:span><text:span text:style-name="T198">//DRIVER CODE</text:span></text:p>
      <text:p text:style-name="Standard"><text:span text:style-name="T199"><text:tab/></text:span><text:span text:style-name="T200">public</text:span><text:span text:style-name="T201"><text:s/></text:span><text:span text:style-name="T202">static</text:span><text:span text:style-name="T203"><text:s/></text:span><text:span text:style-name="T204">void</text:span><text:span text:style-name="T205"><text:s/>main(String[]<text:s/></text:span><text:span text:style-name="T206">args</text:span><text:span text:style-name="T207">)<text:s/></text:span><text:span text:style-name="T208">throws</text:span><text:span text:style-name="T209"><text:s/>Exception {</text:span></text:p>
      <text:p text:style-name="Standard"><text:span text:style-name="T210"><text:tab/></text:span><text:span text:style-name="T211"><text:tab/>JobConf<text:s/></text:span><text:span text:style-name="T212">conf</text:span><text:span text:style-name="T213"><text:s/>=<text:s/></text:span><text:span text:style-name="T214">new</text:span><text:span text:style-name="T215"><text:s/>JobConf(</text:span><text:span text:style-name="T216">pass</text:span><text:span text:style-name="T217">.</text:span><text:span text:style-name="T218">class</text:span><text:span text:style-name="T219">);</text:span></text:p>
      <text:p text:style-name="Standard"><text:span text:style-name="T220"><text:tab/></text:span><text:span text:style-name="T221"><text:tab/></text:span><text:span text:style-name="T222">conf</text:span><text:span text:style-name="T223">.setJobName(</text:span><text:span text:style-name="T224">"Students who have passed"</text:span><text:span text:style-name="T225">);</text:span></text:p>
      <text:p text:style-name="Standard"><text:span text:style-name="T226"><text:tab/></text:span><text:span text:style-name="T227"><text:tab/></text:span><text:span text:style-name="T228">conf</text:span><text:span text:style-name="T229">.setOutputKeyClass(Text.</text:span><text:span text:style-name="T230">class</text:span><text:span text:style-name="T231">);</text:span></text:p>
      <text:p text:style-name="Standard"><text:span text:style-name="T232"><text:tab/></text:span><text:span text:style-name="T233"><text:tab/></text:span><text:span text:style-name="T234">conf</text:span><text:span text:style-name="T235">.setOutputValueClass(IntWritable.</text:span><text:span text:style-name="T236">class</text:span><text:span text:style-name="T237">);</text:span></text:p>
      <text:p text:style-name="Standard"><text:span text:style-name="T238"><text:tab/></text:span><text:span text:style-name="T239"><text:tab/></text:span><text:span text:style-name="T240">conf</text:span><text:span text:style-name="T241">.setMapperClass(Map.</text:span><text:span text:style-name="T242">class</text:span><text:span text:style-name="T243">);</text:span></text:p>
      <text:p text:style-name="Standard"><text:span text:style-name="T244"><text:tab/></text:span><text:span text:style-name="T245"><text:tab/></text:span><text:span text:style-name="T246">conf</text:span><text:span text:style-name="T247">.setCombinerClass(Reduce.</text:span><text:span text:style-name="T248">class</text:span><text:span text:style-name="T249">);</text:span></text:p>
      <text:p text:style-name="Standard"><text:span text:style-name="T250"><text:tab/></text:span><text:span text:style-name="T251"><text:tab/></text:span><text:span text:style-name="T252">conf</text:span><text:span text:style-name="T253">.setReducerClass(Reduce.</text:span><text:span text:style-name="T254">class</text:span><text:span text:style-name="T255">);</text:span></text:p>
      <text:p text:style-name="Standard"><text:span text:style-name="T256"><text:tab/></text:span><text:span text:style-name="T257"><text:tab/></text:span><text:span text:style-name="T258">conf</text:span><text:span text:style-name="T259">.setInputFormat(TextInputFormat.</text:span><text:span text:style-name="T260">class</text:span><text:span text:style-name="T261">);</text:span></text:p>
      <text:p text:style-name="Standard"><text:span text:style-name="T262"><text:tab/></text:span><text:span text:style-name="T263"><text:tab/></text:span><text:span text:style-name="T264">conf</text:span><text:span text:style-name="T265">.setOutputFormat(TextOutputFormat.</text:span><text:span text:style-name="T266">class</text:span><text:span text:style-name="T267">);</text:span></text:p>
      <text:p text:style-name="Standard"><text:span text:style-name="T268"><text:tab/></text:span><text:span text:style-name="T269"><text:tab/>FileInputFormat.</text:span><text:span text:style-name="T270">setInputPaths</text:span><text:span text:style-name="T271">(</text:span><text:span text:style-name="T272">conf</text:span><text:span text:style-name="T273">,<text:s/></text:span><text:span text:style-name="T274">new</text:span><text:span text:style-name="T275"><text:s/>Path(</text:span><text:span text:style-name="T276">args</text:span><text:span text:style-name="T277">[0]));</text:span></text:p>
      <text:p text:style-name="Standard"><text:span text:style-name="T278"><text:tab/></text:span><text:span text:style-name="T279"><text:tab/>FileOutputFormat.</text:span><text:span text:style-name="T280">setOutputPath</text:span><text:span text:style-name="T281">(</text:span><text:span text:style-name="T282">conf</text:span><text:span text:style-name="T283">,<text:s/></text:span><text:span text:style-name="T284">new</text:span><text:span text:style-name="T285"><text:s/>Path(</text:span><text:span text:style-name="T286">args</text:span><text:span text:style-name="T287">[1]));</text:span></text:p>
      <text:soft-page-break/>
      <text:p text:style-name="Standard"><text:span text:style-name="T288"><text:tab/></text:span><text:span text:style-name="T289"><text:tab/>JobClient.</text:span><text:span text:style-name="T290">runJob</text:span><text:span text:style-name="T291">(</text:span><text:span text:style-name="T292">conf</text:span><text:span text:style-name="T293">); <text:s text:c="2"/></text:span></text:p>
      <text:p text:style-name="Standard"><text:span text:style-name="T294"><text:tab/>}</text:span></text:p>
      <text:p text:style-name="Standard"><text:span text:style-name="T295"><text:tab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it bajaj</dc:creator>
    <meta:creation-date>2021-07-13T13:16:00Z</meta:creation-date>
    <dc:date>2021-07-15T17:35:00Z</dc:date>
    <meta:template xlink:href="Normal" xlink:type="simple"/>
    <meta:editing-cycles>2</meta:editing-cycles>
    <meta:editing-duration>PT0S</meta:editing-duration>
    <meta:document-statistic meta:page-count="2" meta:paragraph-count="3" meta:word-count="282" meta:character-count="1887" meta:row-count="13" meta:non-whitespace-character-count="1608"/>
  </office:meta>
</office:document-meta>
</file>